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Default" style:data-style-name="N49"/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="0.99pt solid #000000"/>
    </style:style>
    <style:style style:name="ce2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ad 7" table:style-name="ta1">
        <table:table-column table:style-name="co1" table:default-cell-style-name="ce2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Alwa</text:p>
          </table:table-cell>
          <table:table-cell office:value-type="string" calcext:value-type="string">
            <text:p>2,9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Antonowka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Cortland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Delikates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la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Gloster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dared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Jonagold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Jonagored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Kosztela</text:p>
          </table:table-cell>
          <table:table-cell office:value-type="string" calcext:value-type="string">
            <text:p>2,5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Ligol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Lobo</text:p>
          </table:table-cell>
          <table:table-cell office:value-type="string" calcext:value-type="string">
            <text:p>2,5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Melba</text:p>
          </table:table-cell>
          <table:table-cell office:value-type="string" calcext:value-type="string">
            <text:p>2,7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apierowka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neta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zampion</text:p>
          </table:table-cell>
          <table:table-cell office:value-type="string" calcext:value-type="string">
            <text:p>2,4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2-82-16-285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2-38-195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3-47-03-63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5-89-55-248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3-47-03-638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26-38-135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69-77-90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1-80-62-556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3-34-53-27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0-89-76-803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41-36-927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3-79-35-38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8-24-36-171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2-30-09-104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2-72-86-381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4-09-46-31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6-54-34-364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0-36-11-559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5-89-55-248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8-66-38-929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72-92-42-932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5-89-55-248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9-98-81-22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1-99-74-17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7-95-05-373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5-32-41-072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0-38-86-889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9-15-21-087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51-85-809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93-96-93-428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9-90-67-935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4-61-25-530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3-24-82-022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29-15-591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2-48-01-310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0-17-78-339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2-09-72-275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5-63-27-114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80-77-49-649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2-38-195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62-58-80-597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70-78-199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4-02-05-290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8-91-02-34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5-65-39-258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9-34-45-151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2-82-16-285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Papierowk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58-15-94-554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6-55-91-37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29-43-78-009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47-26-54-835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5-89-55-029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9-23-02-772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3-92-64-010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3-49-11-77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51-85-809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2-38-1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5-63-27-114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0-17-78-339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40-36-11-55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5-89-55-24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89-76-803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29-15-591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26-54-835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5-32-41-072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4-02-05-290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3-47-03-63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3-92-64-010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9-90-67-9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1-99-74-175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82-72-86-381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8-66-38-929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8-15-94-554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24-36-17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69-77-900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2-09-72-27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3-49-11-774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31-80-62-55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2-30-09-104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39-15-21-087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8-41-36-927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5-65-39-258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6-54-34-364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3-79-35-38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3-24-82-02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7-70-78-199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0-38-86-889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-61-25-530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43-34-53-27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2-82-16-285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2-48-01-310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59-34-45-151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8-91-02-348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62-58-80-59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7-95-05-373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Koszte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93-96-93-428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5-89-55-029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0-26-38-135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19-98-81-222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54-09-46-3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Antonowk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26-55-91-375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29-43-78-009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Ren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80-77-49-649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Delika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79-23-02-772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72-92-42-932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3-96-93-428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3-24-82-022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40-36-11-559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29-15-591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5-65-39-258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0-17-78-339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77-49-649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5-32-41-072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26-38-135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1-80-62-556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41-36-92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62-58-80-597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7-95-05-373</text:p>
          </table:table-cell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72-92-42-932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3-92-64-010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3-47-03-638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29-43-78-009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6-55-91-37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26-54-835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5-63-27-11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7-70-78-199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9-23-02-77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82-72-86-38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2-30-09-104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38-66-38-929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91-02-348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9-15-21-087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9-98-81-222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0-51-85-809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8-24-36-17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5-89-55-029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Szampi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43-34-53-278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91-99-74-175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64-61-25-530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0-89-76-803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59-34-45-151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89-90-67-935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76-54-34-364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Jonago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33-49-11-774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-48-01-31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Jonagol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8-15-94-554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0-38-86-889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Idare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4-02-05-290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3-79-35-388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Alw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28-69-77-900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Ligo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15-89-55-248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Gloste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54-09-46-315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92-09-72-275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</table:table>
      <table:table table:name="zad 7.1" table:style-name="ta1">
        <table:table-column table:style-name="co1" table:default-cell-style-name="ce24"/>
        <table:table-column table:style-name="co1" table:default-cell-style-name="ce27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128-29-15-591</text:p>
          </table:table-cell>
          <table:table-cell table:style-name="ce26" office:value-type="string" calcext:value-type="string">
            <text:p>Z</text:p>
          </table:table-cell>
          <table:table-cell table:style-name="ce29" office:value-type="string" calcext:value-type="string">
            <text:p>Sum - 470</text:p>
          </table:table-cell>
          <table:table-cell/>
          <table:table-cell table:style-name="ce32"/>
          <table:table-cell/>
          <table:table-cell office:value-type="string" calcext:value-type="string">
            <text:p>wy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-43-78-009</text:p>
          </table:table-cell>
          <table:table-cell office:value-type="string" calcext:value-type="string">
            <text:p>Z</text:p>
          </table:table-cell>
          <table:table-cell office:value-type="float" office:value="4321" calcext:value-type="float">
            <text:p>4321</text:p>
          </table:table-cell>
          <table:table-cell table:number-columns-repeated="3"/>
          <table:table-cell table:style-name="ce24" office:value-type="string" calcext:value-type="string">
            <text:p>091-99-74-175</text:p>
          </table:table-cell>
          <table:table-cell table:style-name="ce27" office:value-type="string" calcext:value-type="string">
            <text:p>Z</text:p>
          </table:table-cell>
          <table:table-cell table:style-name="ce30" office:value-type="float" office:value="11769" calcext:value-type="float">
            <text:p>11769</text:p>
          </table:table-cell>
        </table:table-row>
        <table:table-row table:style-name="ro1">
          <table:table-cell office:value-type="string" calcext:value-type="string">
            <text:p>163-92-64-010</text:p>
          </table:table-cell>
          <table:table-cell office:value-type="string" calcext:value-type="string">
            <text:p>Z</text:p>
          </table:table-cell>
          <table:table-cell office:value-type="float" office:value="4831" calcext:value-type="float">
            <text:p>4831</text:p>
          </table:table-cell>
          <table:table-cell table:number-columns-repeated="3"/>
          <table:table-cell table:style-name="ce24" office:value-type="string" calcext:value-type="string">
            <text:p>159-34-45-151</text:p>
          </table:table-cell>
          <table:table-cell table:style-name="ce27" office:value-type="string" calcext:value-type="string">
            <text:p>Z</text:p>
          </table:table-cell>
          <table:table-cell table:style-name="ce30" office:value-type="float" office:value="12047" calcext:value-type="float">
            <text:p>12047</text:p>
          </table:table-cell>
        </table:table-row>
        <table:table-row table:style-name="ro1">
          <table:table-cell office:value-type="string" calcext:value-type="string">
            <text:p>015-89-55-248</text:p>
          </table:table-cell>
          <table:table-cell office:value-type="string" calcext:value-type="string">
            <text:p>Z</text:p>
          </table:table-cell>
          <table:table-cell office:value-type="float" office:value="4975" calcext:value-type="float">
            <text:p>4975</text:p>
          </table:table-cell>
          <table:table-cell table:number-columns-repeated="3"/>
          <table:table-cell table:style-name="ce24" office:value-type="string" calcext:value-type="string">
            <text:p>164-61-25-530</text:p>
          </table:table-cell>
          <table:table-cell table:style-name="ce27" office:value-type="string" calcext:value-type="string">
            <text:p>Z</text:p>
          </table:table-cell>
          <table:table-cell table:style-name="ce30" office:value-type="float" office:value="12185" calcext:value-type="float">
            <text:p>12185</text:p>
          </table:table-cell>
        </table:table-row>
        <table:table-row table:style-name="ro1">
          <table:table-cell office:value-type="string" calcext:value-type="string">
            <text:p>128-69-77-900</text:p>
          </table:table-cell>
          <table:table-cell office:value-type="string" calcext:value-type="string">
            <text:p>Z</text:p>
          </table:table-cell>
          <table:table-cell office:value-type="float" office:value="6026" calcext:value-type="float">
            <text:p>6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0-36-11-559</text:p>
          </table:table-cell>
          <table:table-cell office:value-type="string" calcext:value-type="string">
            <text:p>Z</text:p>
          </table:table-cell>
          <table:table-cell office:value-type="float" office:value="6383" calcext:value-type="float">
            <text:p>6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2-82-16-285</text:p>
          </table:table-cell>
          <table:table-cell office:value-type="string" calcext:value-type="string">
            <text:p>Z</text:p>
          </table:table-cell>
          <table:table-cell office:value-type="float" office:value="6635" calcext:value-type="float">
            <text:p>6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5-63-27-114</text:p>
          </table:table-cell>
          <table:table-cell office:value-type="string" calcext:value-type="string">
            <text:p>Z</text:p>
          </table:table-cell>
          <table:table-cell office:value-type="float" office:value="6711" calcext:value-type="float">
            <text:p>6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0-38-86-889</text:p>
          </table:table-cell>
          <table:table-cell office:value-type="string" calcext:value-type="string">
            <text:p>Z</text:p>
          </table:table-cell>
          <table:table-cell office:value-type="float" office:value="6830" calcext:value-type="float">
            <text:p>6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3-79-35-388</text:p>
          </table:table-cell>
          <table:table-cell office:value-type="string" calcext:value-type="string">
            <text:p>Z</text:p>
          </table:table-cell>
          <table:table-cell office:value-type="float" office:value="6914" calcext:value-type="float">
            <text:p>6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3-24-82-022</text:p>
          </table:table-cell>
          <table:table-cell office:value-type="string" calcext:value-type="string">
            <text:p>Z</text:p>
          </table:table-cell>
          <table:table-cell office:value-type="float" office:value="7024" calcext:value-type="float">
            <text:p>7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6-55-91-375</text:p>
          </table:table-cell>
          <table:table-cell office:value-type="string" calcext:value-type="string">
            <text:p>Z</text:p>
          </table:table-cell>
          <table:table-cell office:value-type="float" office:value="7118" calcext:value-type="float">
            <text:p>7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0-17-78-339</text:p>
          </table:table-cell>
          <table:table-cell office:value-type="string" calcext:value-type="string">
            <text:p>Z</text:p>
          </table:table-cell>
          <table:table-cell office:value-type="float" office:value="7471" calcext:value-type="float">
            <text:p>7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-91-02-348</text:p>
          </table:table-cell>
          <table:table-cell office:value-type="string" calcext:value-type="string">
            <text:p>Z</text:p>
          </table:table-cell>
          <table:table-cell office:value-type="float" office:value="7580" calcext:value-type="float">
            <text:p>7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-23-02-772</text:p>
          </table:table-cell>
          <table:table-cell office:value-type="string" calcext:value-type="string">
            <text:p>Z</text:p>
          </table:table-cell>
          <table:table-cell office:value-type="float" office:value="7661" calcext:value-type="float">
            <text:p>7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8-24-36-171</text:p>
          </table:table-cell>
          <table:table-cell office:value-type="string" calcext:value-type="string">
            <text:p>Z</text:p>
          </table:table-cell>
          <table:table-cell office:value-type="float" office:value="7666" calcext:value-type="float">
            <text:p>7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7-26-54-835</text:p>
          </table:table-cell>
          <table:table-cell office:value-type="string" calcext:value-type="string">
            <text:p>Z</text:p>
          </table:table-cell>
          <table:table-cell office:value-type="float" office:value="7717" calcext:value-type="float">
            <text:p>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-22-38-195</text:p>
          </table:table-cell>
          <table:table-cell office:value-type="string" calcext:value-type="string">
            <text:p>Z</text:p>
          </table:table-cell>
          <table:table-cell office:value-type="float" office:value="7777" calcext:value-type="float">
            <text:p>7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2-72-86-381</text:p>
          </table:table-cell>
          <table:table-cell office:value-type="string" calcext:value-type="string">
            <text:p>Z</text:p>
          </table:table-cell>
          <table:table-cell office:value-type="float" office:value="7789" calcext:value-type="float">
            <text:p>7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-09-72-275</text:p>
          </table:table-cell>
          <table:table-cell office:value-type="string" calcext:value-type="string">
            <text:p>Z</text:p>
          </table:table-cell>
          <table:table-cell office:value-type="float" office:value="8208" calcext:value-type="float">
            <text:p>8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8-41-36-927</text:p>
          </table:table-cell>
          <table:table-cell office:value-type="string" calcext:value-type="string">
            <text:p>Z</text:p>
          </table:table-cell>
          <table:table-cell office:value-type="float" office:value="8258" calcext:value-type="float">
            <text:p>8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9-90-67-935</text:p>
          </table:table-cell>
          <table:table-cell office:value-type="string" calcext:value-type="string">
            <text:p>Z</text:p>
          </table:table-cell>
          <table:table-cell office:value-type="float" office:value="8265" calcext:value-type="float">
            <text:p>8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-29-15-591</text:p>
          </table:table-cell>
          <table:table-cell office:value-type="string" calcext:value-type="string">
            <text:p>Z</text:p>
          </table:table-cell>
          <table:table-cell office:value-type="float" office:value="8335" calcext:value-type="float">
            <text:p>8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1-80-62-556</text:p>
          </table:table-cell>
          <table:table-cell office:value-type="string" calcext:value-type="string">
            <text:p>Z</text:p>
          </table:table-cell>
          <table:table-cell office:value-type="float" office:value="8455" calcext:value-type="float">
            <text:p>8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8-66-38-929</text:p>
          </table:table-cell>
          <table:table-cell office:value-type="string" calcext:value-type="string">
            <text:p>Z</text:p>
          </table:table-cell>
          <table:table-cell office:value-type="float" office:value="8539" calcext:value-type="float">
            <text:p>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8-15-94-554</text:p>
          </table:table-cell>
          <table:table-cell office:value-type="string" calcext:value-type="string">
            <text:p>Z</text:p>
          </table:table-cell>
          <table:table-cell office:value-type="float" office:value="8625" calcext:value-type="float">
            <text:p>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3-47-03-638</text:p>
          </table:table-cell>
          <table:table-cell office:value-type="string" calcext:value-type="string">
            <text:p>Z</text:p>
          </table:table-cell>
          <table:table-cell office:value-type="float" office:value="8734" calcext:value-type="float">
            <text:p>8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-30-09-104</text:p>
          </table:table-cell>
          <table:table-cell office:value-type="string" calcext:value-type="string">
            <text:p>Z</text:p>
          </table:table-cell>
          <table:table-cell office:value-type="float" office:value="8956" calcext:value-type="float">
            <text:p>8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3-96-93-428</text:p>
          </table:table-cell>
          <table:table-cell office:value-type="string" calcext:value-type="string">
            <text:p>Z</text:p>
          </table:table-cell>
          <table:table-cell office:value-type="float" office:value="9195" calcext:value-type="float">
            <text:p>9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0-77-49-649</text:p>
          </table:table-cell>
          <table:table-cell office:value-type="string" calcext:value-type="string">
            <text:p>Z</text:p>
          </table:table-cell>
          <table:table-cell office:value-type="float" office:value="9207" calcext:value-type="float">
            <text:p>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2-58-80-597</text:p>
          </table:table-cell>
          <table:table-cell office:value-type="string" calcext:value-type="string">
            <text:p>Z</text:p>
          </table:table-cell>
          <table:table-cell office:value-type="float" office:value="9210" calcext:value-type="float">
            <text:p>9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7-95-05-373</text:p>
          </table:table-cell>
          <table:table-cell office:value-type="string" calcext:value-type="string">
            <text:p>Z</text:p>
          </table:table-cell>
          <table:table-cell office:value-type="float" office:value="9248" calcext:value-type="float">
            <text:p>9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-48-01-310</text:p>
          </table:table-cell>
          <table:table-cell office:value-type="string" calcext:value-type="string">
            <text:p>Z</text:p>
          </table:table-cell>
          <table:table-cell office:value-type="float" office:value="9374" calcext:value-type="float">
            <text:p>9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4-09-46-315</text:p>
          </table:table-cell>
          <table:table-cell office:value-type="string" calcext:value-type="string">
            <text:p>Z</text:p>
          </table:table-cell>
          <table:table-cell office:value-type="float" office:value="9453" calcext:value-type="float">
            <text:p>9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6-54-34-364</text:p>
          </table:table-cell>
          <table:table-cell office:value-type="string" calcext:value-type="string">
            <text:p>Z</text:p>
          </table:table-cell>
          <table:table-cell office:value-type="float" office:value="9696" calcext:value-type="float">
            <text:p>9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9-98-81-222</text:p>
          </table:table-cell>
          <table:table-cell office:value-type="string" calcext:value-type="string">
            <text:p>Z</text:p>
          </table:table-cell>
          <table:table-cell office:value-type="float" office:value="9705" calcext:value-type="float">
            <text:p>9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7-70-78-199</text:p>
          </table:table-cell>
          <table:table-cell office:value-type="string" calcext:value-type="string">
            <text:p>Z</text:p>
          </table:table-cell>
          <table:table-cell office:value-type="float" office:value="9804" calcext:value-type="float">
            <text:p>9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-89-76-803</text:p>
          </table:table-cell>
          <table:table-cell office:value-type="string" calcext:value-type="string">
            <text:p>Z</text:p>
          </table:table-cell>
          <table:table-cell office:value-type="float" office:value="9804" calcext:value-type="float">
            <text:p>9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4-02-05-290</text:p>
          </table:table-cell>
          <table:table-cell office:value-type="string" calcext:value-type="string">
            <text:p>Z</text:p>
          </table:table-cell>
          <table:table-cell office:value-type="float" office:value="9861" calcext:value-type="float">
            <text:p>9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0-51-85-809</text:p>
          </table:table-cell>
          <table:table-cell office:value-type="string" calcext:value-type="string">
            <text:p>Z</text:p>
          </table:table-cell>
          <table:table-cell office:value-type="float" office:value="9905" calcext:value-type="float">
            <text:p>9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-26-38-135</text:p>
          </table:table-cell>
          <table:table-cell office:value-type="string" calcext:value-type="string">
            <text:p>Z</text:p>
          </table:table-cell>
          <table:table-cell office:value-type="float" office:value="9905" calcext:value-type="float">
            <text:p>9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9-15-21-087</text:p>
          </table:table-cell>
          <table:table-cell office:value-type="string" calcext:value-type="string">
            <text:p>Z</text:p>
          </table:table-cell>
          <table:table-cell office:value-type="float" office:value="10038" calcext:value-type="float">
            <text:p>10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5-65-39-258</text:p>
          </table:table-cell>
          <table:table-cell office:value-type="string" calcext:value-type="string">
            <text:p>Z</text:p>
          </table:table-cell>
          <table:table-cell office:value-type="float" office:value="10218" calcext:value-type="float">
            <text:p>10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5-89-55-029</text:p>
          </table:table-cell>
          <table:table-cell office:value-type="string" calcext:value-type="string">
            <text:p>Z</text:p>
          </table:table-cell>
          <table:table-cell office:value-type="float" office:value="10228" calcext:value-type="float">
            <text:p>10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2-92-42-932</text:p>
          </table:table-cell>
          <table:table-cell office:value-type="string" calcext:value-type="string">
            <text:p>Z</text:p>
          </table:table-cell>
          <table:table-cell office:value-type="float" office:value="11332" calcext:value-type="float">
            <text:p>11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3-34-53-278</text:p>
          </table:table-cell>
          <table:table-cell office:value-type="string" calcext:value-type="string">
            <text:p>Z</text:p>
          </table:table-cell>
          <table:table-cell office:value-type="float" office:value="11450" calcext:value-type="float">
            <text:p>11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3-49-11-774</text:p>
          </table:table-cell>
          <table:table-cell office:value-type="string" calcext:value-type="string">
            <text:p>Z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5-32-41-072</text:p>
          </table:table-cell>
          <table:table-cell office:value-type="string" calcext:value-type="string">
            <text:p>Z</text:p>
          </table:table-cell>
          <table:table-cell office:value-type="float" office:value="11717" calcext:value-type="float">
            <text:p>1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1-99-74-175</text:p>
          </table:table-cell>
          <table:table-cell office:value-type="string" calcext:value-type="string">
            <text:p>Z</text:p>
          </table:table-cell>
          <table:table-cell office:value-type="float" office:value="11769" calcext:value-type="float">
            <text:p>11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9-34-45-151</text:p>
          </table:table-cell>
          <table:table-cell office:value-type="string" calcext:value-type="string">
            <text:p>Z</text:p>
          </table:table-cell>
          <table:table-cell office:value-type="float" office:value="12047" calcext:value-type="float">
            <text:p>12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4-61-25-530</text:p>
          </table:table-cell>
          <table:table-cell office:value-type="string" calcext:value-type="string">
            <text:p>Z</text:p>
          </table:table-cell>
          <table:table-cell office:value-type="float" office:value="12185" calcext:value-type="float">
            <text:p>12185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Total Result</text:p>
          </table:table-cell>
          <table:table-cell table:style-name="ce28"/>
          <table:table-cell table:style-name="ce31" office:value-type="float" office:value="434855" calcext:value-type="float">
            <text:p>434855</text:p>
          </table:table-cell>
          <table:table-cell/>
          <table:table-cell table:style-name="Default"/>
          <table:table-cell table:number-columns-repeated="4"/>
        </table:table-row>
      </table:table>
      <table:table table:name="zad 7.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Jonagol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Alwa</text:p>
          </table:table-cell>
          <table:table-cell office:value-type="string" calcext:value-type="string">
            <text:p>2,9</text:p>
          </table:table-cell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Antonowka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Cortland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Delikates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string" calcext:value-type="string">
            <text:p>Gala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string" calcext:value-type="string">
            <text:p>Gloster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Idared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Jonagold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string" calcext:value-type="string">
            <text:p>Jonagored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string" calcext:value-type="string">
            <text:p>Kosztela</text:p>
          </table:table-cell>
          <table:table-cell office:value-type="string" calcext:value-type="string">
            <text:p>2,5</text:p>
          </table:table-cell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Ligol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2,5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Melba</text:p>
          </table:table-cell>
          <table:table-cell office:value-type="string" calcext:value-type="string">
            <text:p>2,7</text:p>
          </table:table-cell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Papierowka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Reneta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string" calcext:value-type="string">
            <text:p>Szampion</text:p>
          </table:table-cell>
          <table:table-cell office:value-type="string" calcext:value-type="string">
            <text:p>2,4</text:p>
          </table:table-cell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erowka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ztela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owka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ta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kates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ampion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red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land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gold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ed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ol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ster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zad 7.1'.A2:'zad 7.1'.C51" table:contains-header="fals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zad 7.1'.A1:'zad 7.1'.C52" table:buttons="'zad 7.1'.A1 'zad 7.1'.B1" table:show-filter-button="false" table:drill-down-on-double-click="false">
          <table:source-cell-range table:cell-range-address="'zad 7'.A1:'zad 7'.E25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128-29-15-591" table:orientation="row" table:used-hierarchy="0" table:function="auto">
            <table:data-pilot-level table:show-empty="false" calcext:repeat-item-labels="false">
              <table:data-pilot-members>
                <table:data-pilot-member table:name="014-02-05-290" table:display="true" table:show-details="true"/>
                <table:data-pilot-member table:name="015-89-55-248" table:display="true" table:show-details="true"/>
                <table:data-pilot-member table:name="019-98-81-222" table:display="true" table:show-details="true"/>
                <table:data-pilot-member table:name="029-43-78-009" table:display="true" table:show-details="true"/>
                <table:data-pilot-member table:name="033-49-11-774" table:display="true" table:show-details="true"/>
                <table:data-pilot-member table:name="035-32-41-072" table:display="true" table:show-details="true"/>
                <table:data-pilot-member table:name="039-15-21-087" table:display="true" table:show-details="true"/>
                <table:data-pilot-member table:name="043-34-53-278" table:display="true" table:show-details="true"/>
                <table:data-pilot-member table:name="045-63-27-114" table:display="true" table:show-details="true"/>
                <table:data-pilot-member table:name="047-26-54-835" table:display="true" table:show-details="true"/>
                <table:data-pilot-member table:name="047-70-78-199" table:display="true" table:show-details="true"/>
                <table:data-pilot-member table:name="050-38-86-889" table:display="true" table:show-details="true"/>
                <table:data-pilot-member table:name="053-79-35-388" table:display="true" table:show-details="true"/>
                <table:data-pilot-member table:name="054-09-46-315" table:display="true" table:show-details="true"/>
                <table:data-pilot-member table:name="058-15-94-554" table:display="true" table:show-details="true"/>
                <table:data-pilot-member table:name="062-58-80-597" table:display="true" table:show-details="true"/>
                <table:data-pilot-member table:name="072-92-42-932" table:display="true" table:show-details="true"/>
                <table:data-pilot-member table:name="080-51-85-809" table:display="true" table:show-details="true"/>
                <table:data-pilot-member table:name="080-77-49-649" table:display="true" table:show-details="true"/>
                <table:data-pilot-member table:name="089-90-67-935" table:display="true" table:show-details="true"/>
                <table:data-pilot-member table:name="091-99-74-175" table:display="true" table:show-details="true"/>
                <table:data-pilot-member table:name="093-96-93-428" table:display="true" table:show-details="true"/>
                <table:data-pilot-member table:name="102-48-01-310" table:display="true" table:show-details="true"/>
                <table:data-pilot-member table:name="105-89-55-029" table:display="true" table:show-details="true"/>
                <table:data-pilot-member table:name="115-65-39-258" table:display="true" table:show-details="true"/>
                <table:data-pilot-member table:name="126-55-91-375" table:display="true" table:show-details="true"/>
                <table:data-pilot-member table:name="128-29-15-591" table:display="true" table:show-details="true"/>
                <table:data-pilot-member table:name="128-69-77-900" table:display="true" table:show-details="true"/>
                <table:data-pilot-member table:name="128-91-02-348" table:display="true" table:show-details="true"/>
                <table:data-pilot-member table:name="131-80-62-556" table:display="true" table:show-details="true"/>
                <table:data-pilot-member table:name="138-66-38-929" table:display="true" table:show-details="true"/>
                <table:data-pilot-member table:name="140-36-11-559" table:display="true" table:show-details="true"/>
                <table:data-pilot-member table:name="153-24-82-022" table:display="true" table:show-details="true"/>
                <table:data-pilot-member table:name="159-34-45-151" table:display="true" table:show-details="true"/>
                <table:data-pilot-member table:name="162-82-16-285" table:display="true" table:show-details="true"/>
                <table:data-pilot-member table:name="163-92-64-010" table:display="true" table:show-details="true"/>
                <table:data-pilot-member table:name="164-61-25-530" table:display="true" table:show-details="true"/>
                <table:data-pilot-member table:name="170-26-38-135" table:display="true" table:show-details="true"/>
                <table:data-pilot-member table:name="170-89-76-803" table:display="true" table:show-details="true"/>
                <table:data-pilot-member table:name="172-30-09-104" table:display="true" table:show-details="true"/>
                <table:data-pilot-member table:name="176-54-34-364" table:display="true" table:show-details="true"/>
                <table:data-pilot-member table:name="177-95-05-373" table:display="true" table:show-details="true"/>
                <table:data-pilot-member table:name="178-24-36-171" table:display="true" table:show-details="true"/>
                <table:data-pilot-member table:name="178-41-36-927" table:display="true" table:show-details="true"/>
                <table:data-pilot-member table:name="179-22-38-195" table:display="true" table:show-details="true"/>
                <table:data-pilot-member table:name="179-23-02-772" table:display="true" table:show-details="true"/>
                <table:data-pilot-member table:name="180-17-78-339" table:display="true" table:show-details="true"/>
                <table:data-pilot-member table:name="182-72-86-381" table:display="true" table:show-details="true"/>
                <table:data-pilot-member table:name="192-09-72-275" table:display="true" table:show-details="true"/>
                <table:data-pilot-member table:name="193-47-03-63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" table:orientation="row" table:used-hierarchy="0" table:function="auto">
            <table:data-pilot-level table:show-empty="false" calcext:repeat-item-labels="false">
              <table:data-pilot-members>
                <table:data-pilot-member table:name="J" table:display="false" table:show-details="true"/>
                <table:data-pilot-member table:name="L" table:display="fals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70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7" table:display="true" table:show-details="true"/>
                <table:data-pilot-member table:name="720" table:display="true" table:show-details="true"/>
                <table:data-pilot-member table:name="722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40" table:display="true" table:show-details="true"/>
                <table:data-pilot-member table:name="743" table:display="true" table:show-details="true"/>
                <table:data-pilot-member table:name="745" table:display="true" table:show-details="true"/>
                <table:data-pilot-member table:name="750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68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0114" number:language="pl" number:country="PL" loext:transliteration-spellout="title GBP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GBP" number:transliteration-language="pl" number:transliteration-country="PL">
      <number:number number:decimal-places="2" number:min-decimal-places="2" number:min-integer-digits="1"/>
    </number:number-style>
    <number:number-style style:name="N10116" number:language="pl" number:country="PL" loext:transliteration-spellout="upper GBP" number:transliteration-language="pl" number:transliteration-country="PL">
      <number:number number:decimal-places="0" number:min-decimal-places="0" number:min-integer-digits="1"/>
    </number:number-style>
    <number:number-style style:name="N10117" number:language="pl" number:country="PL" loext:transliteration-spellout="upper GBP" number:transliteration-language="pl" number:transliteration-country="PL">
      <number:number number:decimal-places="2" number:min-decimal-places="2" number:min-integer-digits="1"/>
    </number:number-style>
    <number:number-style style:name="N10118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4:25:47.54586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7T13:50:14.404904900</meta:creation-date>
    <dc:date>2025-02-17T14:27:07.013530000</dc:date>
    <meta:editing-duration>PT26M29S</meta:editing-duration>
    <meta:editing-cycles>5</meta:editing-cycles>
    <meta:generator>LibreOffice/25.2.0.3$Windows_X86_64 LibreOffice_project/e1cf4a87eb02d755bce1a01209907ea5ddc8f069</meta:generator>
    <meta:document-statistic meta:table-count="3" meta:cell-count="17729" meta:object-count="0"/>
  </office:meta>
</office:document-meta>
</file>